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Basics Demonstration</text:p>
      <text:p text:style-name="Subtitle">Developed by DMSTEX (<text:a xlink:type="simple" xlink:href="http://dmstex.com/">http://dmstex.com</text:a>)</text:p>
      <text:p text:style-name="P4"/>
      <text:p text:style-name="P5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Introduction:<text:tab/>1</text:p>
          <text:p text:style-name="P6">Exercise #1: Basic Generation<text:tab/>1</text:p>
          <text:p text:style-name="P6">Exercise #2: Sequences and Surrogate Primary Keys<text:tab/>3</text:p>
          <text:p text:style-name="P6">Exercise #3: Indexed Foreign Keys and Natural Keys<text:tab/>4</text:p>
          <text:p text:style-name="P6">Exercise #4: Natural Key Updatable Views<text:tab/>5</text:p>
          <text:p text:style-name="P6">Exercise #5: Full Path Hierarchy Data<text:tab/>7</text:p>
          <text:p text:style-name="P6">Exercise #6: Enforced Descrete Domains<text:tab/>8</text:p>
          <text:p text:style-name="P6">Exercise #7: Enforced Case Folding<text:tab/>9</text:p>
          <text:p text:style-name="P6">Exercise #8: Full Procedural APIs<text:tab/>10</text:p>
          <text:p text:style-name="P6">Exercise #9: Custom Check Constraints<text:tab/>15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basic DTGen functionality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29252619" text:style-name="L1">
        <text:list-item>
          <text:p text:style-name="P7"><text:soft-page-break/>Removes any old DEMO1 Items from DTGEN</text:p>
        </text:list-item>
        <text:list-item>
          <text:p text:style-name="P7">Creates new DEMO1 Items in DTGEN</text:p>
        </text:list-item>
        <text:list-item>
          <text:p text:style-name="P7">Generates the DEMO1 Application in DTGEN</text:p>
        </text:list-item>
        <text:list-item>
          <text:p text:style-name="P7">Creates the "install_db.sql" script</text:p>
        </text:list-item>
        <text:list-item>
          <text:p text:style-name="P7">Runs the "install_db.sql" script</text:p>
        </text:list-item>
        <text:list-item>
          <text:p text:style-name="P7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1 Schema from DTGEN</text:p>
      <text:p text:style-name="Literal">create a DEMO1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><text:soft-page-break/></text:p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698 BLAKE <text:s text:c="11"/>MANAGER <text:s text:c="9"/>7839 01-MAY-81 <text:s text:c="2"/>28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902 FORD <text:s text:c="12"/>ANALYST <text:s text:c="9"/>7566 03-DEC-81 <text:s text:c="2"/>3000 <text:s text:c="8"/>20</text:p>
      <text:p text:style-name="Literal"><text:s text:c="6"/>7788 SCOTT <text:s text:c="11"/>ANALYST <text:s text:c="9"/>7566 09-DEC-82 <text:s text:c="2"/>3000 <text:s text:c="8"/>20</text:p>
      <text:p text:style-name="Literal"><text:s text:c="6"/>7876 ADAMS <text:s text:c="11"/>CLERK <text:s text:c="11"/>7788 12-JAN-83 <text:s text:c="2"/>1100 <text:s text:c="8"/>20</text:p>
      <text:p text:style-name="Literal"><text:s text:c="6"/>7369 SMITH <text:s text:c="11"/>CLERK <text:s text:c="11"/>7902 17-DEC-80 <text:s text:c="3"/>8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844 TURNER <text:s text:c="10"/>SALESMAN <text:s text:c="8"/>7698 08-SEP-81 <text:s text:c="2"/>1500 <text:s text:c="8"/>30</text:p>
      <text:p text:style-name="Literal"><text:s text:c="6"/>7654 MARTIN <text:s text:c="10"/>SALESMAN <text:s text:c="8"/>7698 28-SEP-81 <text:s text:c="2"/>125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499 ALLEN <text:s text:c="11"/>SALESMAN <text:s text:c="8"/>7698 20-FEB-81 <text:s text:c="2"/>1600 <text:s text:c="8"/>3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<text:soft-page-break/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Standard"/>
      <text:p text:style-name="Standard">Why are surrogate keys necessary? <text:s/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The use of surrogate keys allows the DEPTNO value to be changed without causing problems with the underlying date relationships</text:p>
      <text:p text:style-name="Standard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<text:soft-page-break/>3 rows selected.</text:p>
      <text:p text:style-name="Literal"/>
      <text:p text:style-name="Literal">SQL&gt; </text:p>
      <text:p text:style-name="Literal">SQL&gt; update dept_act</text:p>
      <text:p text:style-name="Literal"><text:s text:c="2"/>2 <text:s text:c="3"/>set <text:s/>deptno = 99</text:p>
      <text:p text:style-name="Literal"><text:s text:c="2"/>3 <text:s text:c="2"/>where deptno = 10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99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99</text:p>
      <text:p text:style-name="Literal"><text:s text:c="6"/>7934 MILLER <text:s text:c="10"/>CLERK <text:s text:c="11"/>7782 23-JAN-82 <text:s text:c="2"/>1300 <text:s text:c="8"/>99</text:p>
      <text:p text:style-name="Literal"><text:s text:c="6"/>7839 KING <text:s text:c="12"/>PRESIDENT <text:s text:c="12"/>17-NOV-81 <text:s text:c="2"/>5000 <text:s text:c="8"/>99</text:p>
      <text:p text:style-name="Literal"/>
      <text:p text:style-name="Literal">3 rows selected.</text:p>
      <text:p text:style-name="Literal"/>
      <text:p text:style-name="Literal">SQL&gt; </text:p>
      <text:p text:style-name="Literal">SQL&gt; rollback;</text:p>
      <text:p text:style-name="Literal"/>
      <text:p text:style-name="Literal">Rollback complete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Standard"/>
      <text:p text:style-name="Standard">The first query listed above shows that there are 3 employees in department "10". <text:s/>An updated is run to change the DEPTNO for department "10" to "99". <text:s/>The second query shows that the DEPT_NK1 (department number) has changed for all the employees. <text:s/>If DEPT_NK1 was the actual foreign key from EMP to DEPT, this change would have been much more complicated than one update statement. <text:s/>Notice that transaction rollback is executed before the last query. <text:s/>The last query confirms the success of the rollback. <text:s/>All DML run against DTGen generated database objects retain transactional integrety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<text:soft-page-break/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surrogate/primary key from the foreign key table. <text:s/>The active view automatically translates the natural key.)</text:p>
      <text:p text:style-name="Standard"/>
      <text:p text:style-name="Standard"><text:soft-page-break/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In exercise #1, DEPTNO was identified as the natural key for the DEPT table. <text:s/>DTGen then produced the EMP_ACT active view with the foreign surrogate key DEPT_ID and the foreign natural key 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<text:soft-page-break/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7788 SCOTT <text:s text:c="11"/>ANALYST <text:s text:c="9"/>8156 09-DEC-82 <text:s text:c="2"/>3000 <text:s text:c="8"/>40</text:p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<text:soft-page-break/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demobld.sql, this demonstration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oft-page-break/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</text:p>
      <text:p text:style-name="Literal">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2">Exercise #7 does not modify the database. <text:s/>This exercise can be repeated without problem.</text:p>
      <text:p text:style-name="P2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<text:soft-page-break/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</text:p>
      <text:p text:style-name="Literal">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default setting for FOLD_STRINGS is TRUE.</text:p>
      <text:p text:style-name="Standard"/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2">Exercise #8 modifies the database. <text:s/>The "drop_demo_users.sql", "create_demo_users.sql", "e1.sql", and "e4.sql" scripts must be used to reset the database before re-running this exercise.</text:p>
      <text:p text:style-name="P3"/>
      <text:p text:style-name="P3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3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 text:c="2"/>3 <text:s text:c="8"/>emp_dml.get_mgr_nk_path(6) mgr_nk_path</text:p>
      <text:p text:style-name="Literal"><text:s text:c="2"/>4 <text:s text:c="3"/>from dual;</text:p>
      <text:p text:style-name="Literal"/>
      <text:p text:style-name="Literal"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><text:soft-page-break/></text:p>
      <text:p text:style-name="Literal">1 row selected.</text:p>
      <text:p text:style-name="P3"/>
      <text:p text:style-name="P3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3"/>
      <text:p text:style-name="P3">Two additional function are available in the EMP_DML package</text:p>
      <text:p text:style-name="P3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3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3"/>
      <text:p text:style-name="P3">The EMP_DML package has insert, update, and delete procedures available</text:p>
      <text:p text:style-name="P3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/>24 <text:s text:c="7"/>);</text:p>
      <text:p text:style-name="Literal"><text:s/>25 <text:s text:c="4"/>dbms_output.put_line('id after emp_dml.ins is "' || id || '"');</text:p>
      <text:p text:style-name="Literal"><text:s/>26 <text:s/>end;</text:p>
      <text:p text:style-name="Literal"><text:s/>27 <text:s/>/</text:p>
      <text:p text:style-name="Literal">id before emp_dml.ins is ""</text:p>
      <text:p text:style-name="Literal">id after emp_dml.ins is "17"</text:p>
      <text:p text:style-name="Literal"><text:soft-page-break/></text:p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CLERK <text:s text:c="4"/>13-APR-12 <text:s text:c="9"/>1 <text:s text:c="9"/>4</text:p>
      <text:p text:style-name="Literal"/>
      <text:p text:style-name="Literal">1 row selected.</text:p>
      <text:p text:style-name="P3"/>
      <text:p text:style-name="P3">Several important aspects of the DML API need to be noted, starting with the definition of the insert API from the EMP_DML package specification.</text:p>
      <text:p text:style-name="P3"/>
      <text:p text:style-name="Literal"><text:s text:c="3"/>procedure ins</text:p>
      <text:p text:style-name="Literal"><text:s text:c="6"/>(n_id <text:s/>in out <text:s/>NUMBER</text:p>
      <text:p text:style-name="Literal"><text:s text:c="6"/>,n_empno <text:s/>in out <text:s/>NUMBER</text:p>
      <text:p text:style-name="Literal"><text:s text:c="6"/>,n_ename <text:s/>in out <text:s/>VARCHAR2</text:p>
      <text:p text:style-name="Literal"><text:s text:c="6"/>,n_job <text:s/>in out <text:s/>VARCHAR2</text:p>
      <text:p text:style-name="Literal"><text:s text:c="6"/>,n_mgr_emp_id <text:s/>in out <text:s/>NUMBER</text:p>
      <text:p text:style-name="Literal"><text:s text:c="6"/>,n_mgr_id_path_in <text:s/>in <text:s/>VARCHAR2 <text:s/>default null</text:p>
      <text:p text:style-name="Literal"><text:s text:c="6"/>,n_mgr_nk_path_in <text:s/>in <text:s/>VARCHAR2 <text:s/>default null</text:p>
      <text:p text:style-name="Literal"><text:s text:c="6"/>,n_mgr_emp_nk1_in <text:s/>in <text:s/>NUMBER <text:s/>default null</text:p>
      <text:p text:style-name="Literal"><text:s text:c="6"/>,n_hiredate <text:s/>in out <text:s/>DATE</text:p>
      <text:p text:style-name="Literal"><text:s text:c="6"/>,n_sal <text:s/>in out <text:s/>NUMBER</text:p>
      <text:p text:style-name="Literal"><text:s text:c="6"/>,n_comm <text:s/>in out <text:s/>NUMBER</text:p>
      <text:p text:style-name="Literal"><text:s text:c="6"/>,n_dept_id <text:s/>in out <text:s/>NUMBER</text:p>
      <text:p text:style-name="Literal"><text:s text:c="6"/>,n_dept_nk1_in <text:s/>in <text:s/>NUMBER <text:s/>default null</text:p>
      <text:p text:style-name="Literal"><text:s text:c="6"/>);</text:p>
      <text:p text:style-name="P3"/>
      <text:p text:style-name="P3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3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/>27 <text:s/>/</text:p>
      <text:p text:style-name="Literal">buff.ename before emp_dml.up is "Bogus"</text:p>
      <text:p text:style-name="Literal">buff.ename after emp_dml.up is "BOGUS"</text:p>
      <text:p text:style-name="Literal"/>
      <text:p text:style-name="Literal">PL/SQL procedure successfully completed.</text:p>
      <text:p text:style-name="Literal"/>
      <text:p text:style-name="Literal"><text:soft-page-break/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SALESMAN <text:s/>13-APR-12 <text:s text:c="9"/>1 <text:s text:c="9"/>4</text:p>
      <text:p text:style-name="Literal"/>
      <text:p text:style-name="Literal">1 row selected.</text:p>
      <text:p text:style-name="P3"/>
      <text:p text:style-name="P3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3"/>
      <text:p text:style-name="Literal">SQL&gt; </text:p>
      <text:p text:style-name="Literal">SQL&gt; declare</text:p>
      <text:p text:style-name="Literal"><text:s text:c="2"/>2 <text:s text:c="4"/>rec <text:s/>emp%ROWTYPE;</text:p>
      <text:p text:style-name="Literal"><text:s text:c="2"/>3 <text:s/>begin</text:p>
      <text:p text:style-name="Literal"><text:s text:c="2"/>4 <text:s text:c="4"/>dbms_output.enable;</text:p>
      <text:p text:style-name="Literal"><text:s text:c="2"/>5 <text:s text:c="4"/>rec.id <text:s text:c="11"/>:= null;</text:p>
      <text:p text:style-name="Literal"><text:s text:c="2"/>6 <text:s text:c="4"/>rec.empno <text:s text:c="8"/>:= 22;</text:p>
      <text:p text:style-name="Literal"><text:s text:c="2"/>7 <text:s text:c="4"/>rec.ename <text:s text:c="8"/>:= 'BOGUS';</text:p>
      <text:p text:style-name="Literal"><text:s text:c="2"/>8 <text:s text:c="4"/>rec.job <text:s text:c="10"/>:= 'CLERK';</text:p>
      <text:p text:style-name="Literal"><text:s text:c="2"/>9 <text:s text:c="4"/>rec.mgr_emp_id <text:s text:c="3"/>:= null;</text:p>
      <text:p text:style-name="Literal"><text:s/>10 <text:s text:c="4"/>rec.hiredate <text:s text:c="5"/>:= sysdate;</text:p>
      <text:p text:style-name="Literal"><text:s/>11 <text:s text:c="4"/>rec.sal <text:s text:c="10"/>:= 1;</text:p>
      <text:p text:style-name="Literal"><text:s/>12 <text:s text:c="4"/>rec.comm <text:s text:c="9"/>:= null;</text:p>
      <text:p text:style-name="Literal"><text:s/>13 <text:s text:c="4"/>rec.dept_id <text:s text:c="6"/>:= null;</text:p>
      <text:p text:style-name="Literal"><text:s/>14 <text:s text:c="4"/>dbms_output.put_line('rec.mgr_emp_id before emp_dml.ins is "' ||</text:p>
      <text:p text:style-name="Literal"><text:s/>15 <text:s text:c="26"/>rec.mgr_emp_id || '"');</text:p>
      <text:p text:style-name="Literal"><text:s/>16 <text:s text:c="4"/>dbms_output.put_line('rec.dept_id before emp_dml.ins is "' ||</text:p>
      <text:p text:style-name="Literal"><text:s/>17 <text:s text:c="26"/>rec.dept_id || '"');</text:p>
      <text:p text:style-name="Literal"><text:s/>18 <text:s text:c="4"/>emp_dml.ins</text:p>
      <text:p text:style-name="Literal"><text:s/>19 <text:s text:c="7"/>(n_id <text:s text:c="13"/>=&gt; rec.id</text:p>
      <text:p text:style-name="Literal"><text:s/>20 <text:s text:c="7"/>,n_empno <text:s text:c="10"/>=&gt; rec.empno</text:p>
      <text:p text:style-name="Literal"><text:s/>21 <text:s text:c="7"/>,n_ename <text:s text:c="10"/>=&gt; rec.ename</text:p>
      <text:p text:style-name="Literal"><text:s/>22 <text:s text:c="7"/>,n_job <text:s text:c="12"/>=&gt; rec.job</text:p>
      <text:p text:style-name="Literal"><text:s/>23 <text:s text:c="7"/>,n_mgr_emp_id <text:s text:c="5"/>=&gt; rec.mgr_emp_id</text:p>
      <text:p text:style-name="Literal"><text:s/>24 <text:s text:c="7"/>,n_mgr_nk_path_in <text:s/>=&gt; '7839:7566:7902'</text:p>
      <text:p text:style-name="Literal"><text:s/>25 <text:s text:c="7"/>,n_hiredate <text:s text:c="7"/>=&gt; rec.hiredate</text:p>
      <text:p text:style-name="Literal"><text:s/>26 <text:s text:c="7"/>,n_sal <text:s text:c="12"/>=&gt; rec.sal</text:p>
      <text:p text:style-name="Literal"><text:s/>27 <text:s text:c="7"/>,n_comm <text:s text:c="11"/>=&gt; rec.comm</text:p>
      <text:p text:style-name="Literal"><text:s/>28 <text:s text:c="7"/>,n_dept_id <text:s text:c="8"/>=&gt; rec.dept_id</text:p>
      <text:p text:style-name="Literal"><text:s/>29 <text:s text:c="7"/>,n_dept_nk1_in <text:s text:c="4"/>=&gt; 40</text:p>
      <text:p text:style-name="Literal"><text:s/>30 <text:s text:c="7"/>);</text:p>
      <text:p text:style-name="Literal"><text:s/>31 <text:s text:c="4"/>dbms_output.put_line('rec.mgr_emp_id after emp_dml.ins is "' ||</text:p>
      <text:p text:style-name="Literal"><text:s/>32 <text:s text:c="26"/>rec.mgr_emp_id || '"');</text:p>
      <text:p text:style-name="Literal"><text:s/>33 <text:s text:c="4"/>dbms_output.put_line('rec.dept_id after emp_dml.ins is "' ||</text:p>
      <text:p text:style-name="Literal"><text:s/>34 <text:s text:c="26"/>rec.dept_id || '"');</text:p>
      <text:p text:style-name="Literal"><text:s/>35 <text:s/>end;</text:p>
      <text:p text:style-name="Literal"><text:s/>36 <text:s/>/</text:p>
      <text:p text:style-name="Literal">rec.mgr_emp_id before emp_dml.ins is ""</text:p>
      <text:p text:style-name="Literal">rec.dept_id before emp_dml.ins is ""</text:p>
      <text:p text:style-name="Literal">rec.mgr_emp_id after emp_dml.ins is "5"</text:p>
      <text:p text:style-name="Literal">rec.dept_id after emp_dml.ins is "4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P3"/>
      <text:p text:style-name="Standard">In the above example, another BOGUS employee is created in the EMP table. <text:s/>In this case, the DEPTNO natural key of 40 was used to identify the OPERATIONS department for this employee. <text:s/>Notice that the DEPT_ID surrogate foreign key was returned by the insert API. <text:s/>"Full path" values <text:soft-page-break/>can also be used to identify a foreign key record.</text:p>
      <text:p text:style-name="Standard"/>
      <text:p text:style-name="Literal">SQL&gt; </text:p>
      <text:p text:style-name="Literal">SQL&gt; declare</text:p>
      <text:p text:style-name="Literal"><text:s text:c="2"/>2 <text:s text:c="4"/>type empcurtype is ref cursor return emp%ROWTYPE;</text:p>
      <text:p text:style-name="Literal"><text:s text:c="2"/>3 <text:s text:c="4"/>c1 <text:s text:c="2"/>empcurtype;</text:p>
      <text:p text:style-name="Literal"><text:s text:c="2"/>4 <text:s text:c="4"/>buff emp%rowtype;</text:p>
      <text:p text:style-name="Literal"><text:s text:c="2"/>5 <text:s/>begin</text:p>
      <text:p text:style-name="Literal"><text:s text:c="2"/>6 <text:s text:c="4"/>dbms_output.enable;</text:p>
      <text:p text:style-name="Literal"><text:s text:c="2"/>7 <text:s text:c="4"/>glob.fold_strings := TRUE;</text:p>
      <text:p text:style-name="Literal"><text:s text:c="2"/>8 <text:s text:c="4"/>open c1 for</text:p>
      <text:p text:style-name="Literal"><text:s text:c="2"/>9 <text:s text:c="7"/>select * from emp</text:p>
      <text:p text:style-name="Literal"><text:s/>10 <text:s text:c="8"/>where empno = 21;</text:p>
      <text:p text:style-name="Literal"><text:s/>11 <text:s text:c="4"/>fetch c1 into buff;</text:p>
      <text:p text:style-name="Literal"><text:s/>12 <text:s text:c="4"/>close c1;</text:p>
      <text:p text:style-name="Literal"><text:s/>13 <text:s text:c="4"/>dbms_output.put_line('buff.mgr_emp_id after emp_dml.ins is "' ||</text:p>
      <text:p text:style-name="Literal"><text:s/>14 <text:s text:c="26"/>buff.mgr_emp_id || '"');</text:p>
      <text:p text:style-name="Literal"><text:s/>15 <text:s text:c="4"/>emp_dml.upd</text:p>
      <text:p text:style-name="Literal"><text:s/>16 <text:s text:c="7"/>(o_id_in <text:s text:c="12"/>=&gt; buff.id</text:p>
      <text:p text:style-name="Literal"><text:s/>17 <text:s text:c="7"/>,n_empno <text:s text:c="12"/>=&gt; buff.empno</text:p>
      <text:p text:style-name="Literal"><text:s/>18 <text:s text:c="7"/>,n_ename <text:s text:c="12"/>=&gt; buff.ename</text:p>
      <text:p text:style-name="Literal"><text:s/>19 <text:s text:c="7"/>,n_job <text:s text:c="14"/>=&gt; buff.job</text:p>
      <text:p text:style-name="Literal"><text:s/>20 <text:s text:c="7"/>,n_mgr_emp_id <text:s text:c="7"/>=&gt; buff.mgr_emp_id</text:p>
      <text:p text:style-name="Literal"><text:s/>21 <text:s text:c="7"/>,n_mgr_nk_path_in <text:s text:c="3"/>=&gt; '7839:7566:7902'</text:p>
      <text:p text:style-name="Literal"><text:s/>22 <text:s text:c="7"/>,n_hiredate <text:s text:c="9"/>=&gt; buff.hiredate</text:p>
      <text:p text:style-name="Literal"><text:s/>23 <text:s text:c="7"/>,n_sal <text:s text:c="14"/>=&gt; buff.sal</text:p>
      <text:p text:style-name="Literal"><text:s/>24 <text:s text:c="7"/>,n_comm <text:s text:c="13"/>=&gt; buff.comm</text:p>
      <text:p text:style-name="Literal"><text:s/>25 <text:s text:c="7"/>,n_dept_id <text:s text:c="10"/>=&gt; buff.dept_id</text:p>
      <text:p text:style-name="Literal"><text:s/>26 <text:s text:c="7"/>,nkdata_provided_in <text:s/>=&gt; 'T'</text:p>
      <text:p text:style-name="Literal"><text:s/>27 <text:s text:c="7"/>);</text:p>
      <text:p text:style-name="Literal"><text:s/>28 <text:s text:c="4"/>dbms_output.put_line('buff.mgr_emp_id after emp_dml.ins is "' ||</text:p>
      <text:p text:style-name="Literal"><text:s/>29 <text:s text:c="26"/>buff.mgr_emp_id || '"');</text:p>
      <text:p text:style-name="Literal"><text:s/>30 <text:s/>end;</text:p>
      <text:p text:style-name="Literal"><text:s/>31 <text:s/>/</text:p>
      <text:p text:style-name="Literal">buff.mgr_emp_id after emp_dml.ins is ""</text:p>
      <text:p text:style-name="Literal">buff.mgr_emp_id after emp_dml.ins is "5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7"/>7902 <text:s text:c="8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Standard"/>
      <text:p text:style-name="Standard">In the above example, the natural key full path value was used to identify the MANAGER. <text:s/>The surrogate key for MGR_EMP_ID was returned by the update API. <text:s/>Notice that the "NKDATA_PROVIDED_IN" parameter was used to signal the update API that natural keys were being used. <text:s/>In this example, when NKDATA_PROVIDED_IN is set to T (any string starting with a t or y), MGR_EMP_IS is determined using value changes in the following order:</text:p>
      <text:p text:style-name="Standard"/>
      <text:list xml:id="list29268560" text:style-name="L2">
        <text:list-item>
          <text:p text:style-name="P8">MGR_EMP_ID</text:p>
        </text:list-item>
        <text:list-item>
          <text:p text:style-name="P8">MGR_EMP_ID_PATH</text:p>
        </text:list-item>
        <text:list-item>
          <text:p text:style-name="P8">MGR_EMP_NK_PATH</text:p>
        </text:list-item>
        <text:list-item>
          <text:p text:style-name="P8">MGR_EMP_NK1</text:p>
        </text:list-item>
      </text:list>
      <text:p text:style-name="Standard"/>
      <text:p text:style-name="Standard">In the example above, there was no change to MGR_EMP_ID, or MGR_EMP_ID_PATH (both were null and unchanged). <text:s/>When the change was found in NK_EMP_NK_PATH, the new value for MGR_EMP_ID was determined from it. <text:s/>Also, if NKDATA_PROVIDED_IN is not set to T (any string starting with a t or y), any values in the natrual key fields N_MGR_EMP_ID_PATH_IN, N_MGR_EMP_NK_PATH_IN, N_MGR_EMP_NK1_IN, and N_DEPT_NK1_IN field would have <text:soft-page-break/>been ignored.</text:p>
      <text:p text:style-name="Standard"/>
      <text:h text:style-name="Heading_20_1" text:outline-level="1">Exercise #9: Custom Check Constraints</text:h>
      <text:h text:style-name="Heading_20_3" text:outline-level="3">Command Line:</text:h>
      <text:p text:style-name="Literal">sqlplus /nolog @e9</text:p>
      <text:p text:style-name="Standard"/>
      <text:p text:style-name="P2">Exercise #9 does not modify the database. <text:s/>This exercise can be repeated without problem.</text:p>
      <text:p text:style-name="P2"/>
      <text:p text:style-name="Standard">During the setup of DTGen for this application, a custom check constraint was configured on the EMP table in DTGen. <text:s/>Below is a login and query of the DTGen configuration for that check constraint.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SEQ <text:s text:c="16"/>Sequence number of this check constraint</text:p>
      <text:p text:style-name="Literal">TEXT <text:s text:c="15"/>Execution (PL/SQL) text for this check constraint</text:p>
      <text:p text:style-name="Literal">DESCRIPTION <text:s text:c="8"/>Description of this check constraint</text:p>
      <text:p text:style-name="Literal"/>
      <text:p text:style-name="Literal">TABLES_NK2 SEQ TEXT <text:s text:c="28"/>DESCRIPTION</text:p>
      <text:p text:style-name="Literal">---------- --- -------------------------------- --------------------------------</text:p>
      <text:p text:style-name="Literal">EMP <text:s text:c="8"/>10 (comm is null) or (comm is not <text:s text:c="2"/>Only SALESMAN can be on</text:p>
      <text:p text:style-name="Literal"><text:s text:c="15"/>null and job = 'SALESMAN') <text:s text:c="6"/>commission</text:p>
      <text:p text:style-name="Standard"/>
      <text:p text:style-name="Standard">From the description above, an error should be generated, if a COMM is given to SMITH, who is a CLERK.</text:p>
      <text:p text:style-name="Standard"/>
      <text:p text:style-name="Literal">Login to dtgen_db_demo</text:p>
      <text:p text:style-name="Literal">Connected.</text:p>
      <text:p text:style-name="Literal"/>
      <text:p text:style-name="Literal">glob.db_constraints := TRUE;</text:p>
      <text:p text:style-name="Literal"/>
      <text:p text:style-name="Literal">SQL&gt; </text:p>
      <text:p text:style-name="Literal">SQL&gt; select empno, ename, job, mgr_emp_nk1, sal, comm, dept_nk1</text:p>
      <text:p text:style-name="Literal"><text:s text:c="2"/>2 <text:s text:c="3"/>from emp_act where ename = 'SMITH';</text:p>
      <text:p text:style-name="Literal"/>
      <text:p text:style-name="Literal"><text:s text:c="5"/>EMPNO ENAME <text:s text:c="11"/>JOB <text:s text:c="6"/>MGR_EMP_NK1 <text:s text:c="3"/>SAL <text:s text:c="2"/>COMM <text:s text:c="2"/>DEPT_NK1</text:p>
      <text:p text:style-name="Literal">---------- ---------------- --------- ----------- ------ ------ ----------</text:p>
      <text:p text:style-name="Literal"><text:s text:c="6"/>7369 SMITH <text:s text:c="11"/>CLERK <text:s text:c="11"/>7902 <text:s text:c="3"/>800 <text:s text:c="15"/>20</text:p>
      <text:p text:style-name="Literal"/>
      <text:p text:style-name="Literal">1 row selected.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BU", line 10</text:p>
      <text:p text:style-name="Literal">ORA-04088: error during execution of trigger 'DTGEN_DB_DEMO.EMP_BU'</text:p>
      <text:p text:style-name="Literal">ORA-06512: at "DTGEN_DB_DEMO.EMP_VIEW", line 21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In the above example, the connection was changed from DTGen the application. <text:s text:c="2"/><text:soft-page-break/>DB_CONSTRAINTS was changed to TRUE from the default of FALSE. <text:s/>The query confirms that SMTIH is a CLERK and currently has no COMM. <text:s/>The update statement fails with an ORA-20006 and a large stack trace. <text:s/>While this is the expected behavior, it should be noted that the ORA-20006 error text is in fairly plain language. <text:s/>Also, note the stack trace:</text:p>
      <text:p text:style-name="Standard"/>
      <text:list xml:id="list29250417" text:style-name="L3">
        <text:list-item>
          <text:p text:style-name="P9">The EMP_ACT before update view trigger called</text:p>
        </text:list-item>
        <text:list-item>
          <text:p text:style-name="P9">the EMP_VIEW pachage, which ran</text:p>
        </text:list-item>
        <text:list-item>
          <text:p text:style-name="P9">an EMP table update, which ran</text:p>
        </text:list-item>
        <text:list-item>
          <text:p text:style-name="P9">the EMP before update table trigger, which called</text:p>
        </text:list-item>
        <text:list-item>
          <text:p text:style-name="P9">the EMP_TAB package.</text:p>
        </text:list-item>
      </text:list>
      <text:p text:style-name="Standard"/>
      <text:p text:style-name="Standard">Contrast that stack trace to the next example.</text:p>
      <text:p text:style-name="Standard"/>
      <text:p text:style-name="Literal">glob.db_constraints := FALSE;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</text:p>
      <text:p text:style-name="Literal">on commission</text:p>
      <text:p text:style-name="Literal">ORA-06512: at "DTGEN_DB_DEMO.EMP_TAB", line 82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above example produced the same error, but with a much smaller stack trace.</text:p>
      <text:p text:style-name="Standard"/>
      <text:list xml:id="list32549315" text:continue-list="list29250417" text:style-name="L3">
        <text:list-item text:start-value="1">
          <text:p text:style-name="P9">The EMP_ACT before update view trigger called</text:p>
        </text:list-item>
        <text:list-item>
          <text:p text:style-name="P9">the EMP_VIEW pachage, which ran</text:p>
        </text:list-item>
        <text:list-item>
          <text:p text:style-name="P9">the EMP_TAB package.</text:p>
        </text:list-item>
      </text:list>
      <text:p text:style-name="Standard"/>
      <text:p text:style-name="Standard">The default value of FALSE for DB_CONSTRAINTS executes less code, especially if the table triggers and table constraints have been disabled. <text:s/>A possible downside is that this integrity error would have been missed if the same update statement was run against the EMP table instead of the EMP_ACT view.</text:p>
      <text:p text:style-name="Standard"/>
      <text:p text:style-name="Literal">SQL&gt; </text:p>
      <text:p text:style-name="Literal">SQL&gt; update emp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</text:p>
      <text:p text:style-name="Literal">*</text:p>
      <text:p text:style-name="Literal">ERROR at line 1:</text:p>
      <text:p text:style-name="Literal">ORA-02290: check constraint (DTGEN_DB_DEMO.EMP_CK10) violated</text:p>
      <text:p text:style-name="Standard"/>
      <text:p text:style-name="Standard">By using the EMP_TAB package to run the check constraints, an easier to understand error message can be produced. <text:s/>Also, care must be taken to ensure table inserts do not occur if DB_CONSTRAINTS is set to the defaul value of FALSE, and table triggers/constraints have been removed for effici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4H43M33S</meta:editing-duration>
    <meta:editing-cycles>104</meta:editing-cycles>
    <meta:generator>OpenOffice.org/3.3$Win32 OpenOffice.org_project/330m20$Build-9567</meta:generator>
    <dc:date>2012-04-16T12:40:39.50</dc:date>
    <dc:creator>Duane Dieterich</dc:creator>
    <meta:document-statistic meta:table-count="0" meta:image-count="0" meta:object-count="0" meta:page-count="17" meta:paragraph-count="715" meta:word-count="5471" meta:character-count="40732"/>
    <meta:user-defined meta:name="Info 1"/>
    <meta:user-defined meta:name="Info 2"/>
    <meta:user-defined meta:name="Info 3"/>
    <meta:user-defined meta:name="Info 4"/>
  </office:meta>
</office:document-meta>
</file>